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dc65" officeooo:paragraph-rsid="0007dc65"/>
    </style:style>
    <style:style style:name="P2" style:family="paragraph" style:parent-style-name="Standard">
      <style:paragraph-properties fo:text-align="end" style:justify-single-word="false"/>
      <style:text-properties officeooo:rsid="0007dc65" officeooo:paragraph-rsid="0007dc65"/>
    </style:style>
    <style:style style:name="P3" style:family="paragraph" style:parent-style-name="Standard">
      <style:text-properties fo:font-size="28pt" officeooo:rsid="0007dc65" officeooo:paragraph-rsid="0007dc65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8pt" officeooo:rsid="0007dc65" officeooo:paragraph-rsid="0007dc65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20pt" officeooo:rsid="0007dc65" officeooo:paragraph-rsid="0007dc65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2pt" officeooo:rsid="0007dc65" officeooo:paragraph-rsid="0008c93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8c937" officeooo:paragraph-rsid="0008c937" style:font-size-asian="10.5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language="es" fo:country="VE" style:font-size-asian="10.5pt"/>
    </style:style>
    <style:style style:name="T3" style:family="text">
      <style:text-properties fo:language="es" fo:country="VE"/>
    </style:style>
    <style:style style:name="T4" style:family="text">
      <style:text-properties fo:language="es" fo:country="VE" style:font-size-asian="10.5pt"/>
    </style:style>
    <style:style style:name="T5" style:family="text">
      <style:text-properties officeooo:rsid="0008c937"/>
    </style:style>
    <style:style style:name="T6" style:family="text">
      <style:text-properties officeooo:rsid="000997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rtenejas, 23 de febrero de 2016.</text:p>
      <text:p text:style-name="P1"><text:span text:style-name="T2">Universidad</text:span><text:span text:style-name="T1"> Simon Boliva</text:span>r</text:p>
      <text:p text:style-name="P1">Laboratorio de <text:span text:style-name="T3">Algoritmos</text:span> II</text:p>
      <text:p text:style-name="P1">Profesor: Guillermo Palm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4">PROYECTO I</text:p>
      <text:p text:style-name="P4">ANALISIS DE ALGORITMOS DE ORDENAMIENTO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4">Integrantes</text:span>:</text:p>
      <text:p text:style-name="P2">- Pablo Betancourt 13-10147</text:p>
      <text:p text:style-name="P2">- Jose Acevedo 13-10006</text:p>
      <text:p text:style-name="P5"><text:soft-page-break/>INTRODUCCION</text:p>
      <text:p text:style-name="P5"/>
      <text:p text:style-name="P6"><text:tab/>En este proyecto se estudio el desempeno de distintos algoritmos de ordenamiento basados en comparacion. <text:span text:style-name="T5">Los algoritmos se sometieron a distintas pruebas para medir su rendimiento y, de esta forma, establecer comparaciones y ser capaces de determinar el mejor algoritmo para una situacion dada. Estos algoritmos presentan un tiempo promedio de ejecucion cuasi-lineal en la teoria y se tiene el objetivo de verificar dicho orden de crecimiento en la practica. Se sometieron a evaluciones los siguientes algoritmos:</text:span></text:p>
      <text:p text:style-name="P6">- <text:span text:style-name="T5">Heapsort</text:span></text:p>
      <text:p text:style-name="P6">- <text:span text:style-name="T5">Median of three quicksort</text:span></text:p>
      <text:p text:style-name="P6">- <text:span text:style-name="T5">Introsort</text:span></text:p>
      <text:p text:style-name="P6">- <text:span text:style-name="T5">3-way Partitioning Quicksort</text:span></text:p>
      <text:p text:style-name="P6">- <text:span text:style-name="T5">Dual Pivot Quicksort</text:span></text:p>
      <text:p text:style-name="P7">Dichos algoritmos se implementaron utilizando el lenguaje de programacion Python 2.7 debido a su versatilidad, facil manejo y claridad para el lector. Ademas, se utilizaron arreglos como contenedores para almacenar elementos de facil comparacion (Numeros enteros y numeros reales), <text:span text:style-name="T6">y estos arreglos fueron construidos de distintas maneras para generar un entorno de prueba distinto para cada uno de los algoritmos mencionados anteriormente, para ello se utilizaron las siguientes variaciones:</text:span></text:p>
      <text:p text:style-name="P7">- <text:span text:style-name="T6">Arreglo de numeros reales en el intervalo [0,1) seleccionados aleatoreamente.</text:span></text:p>
      <text:p text:style-name="P7">- <text:span text:style-name="T6">Arreglo de numeros enteros ordenados de forma estrictamente ascendente.</text:span></text:p>
      <text:p text:style-name="P7">- <text:span text:style-name="T6">Arreglo de numeros enteros ordenados de forma estrictamente decreciente.</text:span></text:p>
      <text:p text:style-name="P7">- <text:span text:style-name="T6">Arreglo de 0's y 1's seleccionados aleatoreamente.</text:span></text:p>
      <text:p text:style-name="P7">- <text:span text:style-name="T6">Arreglo ordenado estrictamente ascendente en la primera mitad y luego estrictamente descendente, es decir, de la forma 1,2,3,4,....,N/2, N/2, …... 2,1.</text:span></text:p>
      <text:p text:style-name="P7">- <text:span text:style-name="T6">Arreglo orden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9:13:55.728526115</meta:creation-date>
    <dc:date>2016-02-23T20:00:08.738148236</dc:date>
    <meta:editing-duration>PT8M46S</meta:editing-duration>
    <meta:editing-cycles>1</meta:editing-cycles>
    <meta:document-statistic meta:table-count="0" meta:image-count="0" meta:object-count="0" meta:page-count="2" meta:paragraph-count="23" meta:word-count="260" meta:character-count="1789" meta:non-whitespace-character-count="1551"/>
    <meta:generator>LibreOffice/4.2.8.2$Linux_X86_64 LibreOffice_project/420m0$Build-2</meta:generator>
  </office:meta>
</office:document-meta>
</file>